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d22e5" officeooo:paragraph-rsid="001d22e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4">Constitutes the need to enable keepinventory in the nether because losing items there is a major pain.</text:p>
      <text:p text:style-name="P1"/>
      <text:p text:style-name="P1">And proceeds.</text:p>
      <text:p text:style-name="P1"/>
      <text:p text:style-name="P1">Signed by,</text:p>
      <text:p text:style-name="P4">Procedure, split from adjourned M49-4</text:p>
      <text:p text:style-name="P1"/>
      <text:p text:style-name="P1"/>
      <text:p text:style-name="P1"/>
      <text:p text:style-name="Standard"><text:span text:style-name="T1">[</text:span><text:span text:style-name="T2">Motion 50-11: To enable keepinventory in the neth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3:20:37.950975480</dc:date>
    <meta:editing-duration>PT2M57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5" meta:character-count="350" meta:non-whitespace-character-count="302"/>
  </office:meta>
</office:document-meta>
</file>